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psA</text:p>
          </table:table-cell>
          <table:table-cell table:number-columns-repeated="3"/>
          <table:table-cell office:value-type="string" calcext:value-type="string">
            <text:p>ExplicitAsymptotic</text:p>
          </table:table-cell>
          <table:table-cell/>
          <table:table-cell office:value-type="string" calcext:value-type="string">
            <text:p>QSS</text:p>
          </table:table-cell>
          <table:table-cell/>
          <table:table-cell office:value-type="string" calcext:value-type="string">
            <text:p>BackwardEule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p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,3</text:p>
          </table:table-cell>
          <table:table-cell/>
          <table:table-cell office:value-type="string" calcext:value-type="string">
            <text:p>3,3</text:p>
          </table:table-cell>
          <table:table-cell/>
          <table:table-cell office:value-type="float" office:value="1.00626" calcext:value-type="float">
            <text:p>1.00626</text:p>
          </table:table-cell>
          <table:table-cell/>
          <table:table-cell office:value-type="float" office:value="1.74685" calcext:value-type="float">
            <text:p>1.74685</text:p>
          </table:table-cell>
          <table:table-cell/>
          <table:table-cell office:value-type="float" office:value="1.26642" calcext:value-type="float">
            <text:p>1.2664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4,4</text:p>
          </table:table-cell>
          <table:table-cell/>
          <table:table-cell office:value-type="float" office:value="1.70077" calcext:value-type="float">
            <text:p>1.70077</text:p>
          </table:table-cell>
          <table:table-cell/>
          <table:table-cell office:value-type="float" office:value="1.56681" calcext:value-type="float">
            <text:p>1.56681</text:p>
          </table:table-cell>
          <table:table-cell/>
          <table:table-cell office:value-type="float" office:value="1.59863" calcext:value-type="float">
            <text:p>1.5986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,5</text:p>
          </table:table-cell>
          <table:table-cell/>
          <table:table-cell office:value-type="string" calcext:value-type="string">
            <text:p>5,5</text:p>
          </table:table-cell>
          <table:table-cell/>
          <table:table-cell office:value-type="float" office:value="1.24292" calcext:value-type="float">
            <text:p>1.24292</text:p>
          </table:table-cell>
          <table:table-cell/>
          <table:table-cell office:value-type="float" office:value="1.85367" calcext:value-type="float">
            <text:p>1.85367</text:p>
          </table:table-cell>
          <table:table-cell/>
          <table:table-cell office:value-type="float" office:value="1.00112" calcext:value-type="float">
            <text:p>1.0011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Ep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.61788" calcext:value-type="float">
            <text:p>1.61788</text:p>
          </table:table-cell>
          <table:table-cell office:value-type="float" office:value="1.60144" calcext:value-type="float">
            <text:p>1.60144</text:p>
          </table:table-cell>
          <table:table-cell office:value-type="float" office:value="1.12845" calcext:value-type="float">
            <text:p>1.12845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1.11772" calcext:value-type="float">
            <text:p>1.11772</text:p>
          </table:table-cell>
          <table:table-cell office:value-type="float" office:value="1.17021" calcext:value-type="float">
            <text:p>1.170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60803" calcext:value-type="float">
            <text:p>1.60803</text:p>
          </table:table-cell>
          <table:table-cell office:value-type="float" office:value="1.73756" calcext:value-type="float">
            <text:p>1.73756</text:p>
          </table:table-cell>
          <table:table-cell office:value-type="float" office:value="1.35941" calcext:value-type="float">
            <text:p>1.35941</text:p>
          </table:table-cell>
          <table:table-cell office:value-type="float" office:value="1.33135" calcext:value-type="float">
            <text:p>1.33135</text:p>
          </table:table-cell>
          <table:table-cell office:value-type="float" office:value="1.80782" calcext:value-type="float">
            <text:p>1.80782</text:p>
          </table:table-cell>
          <table:table-cell office:value-type="float" office:value="1.27536" calcext:value-type="float">
            <text:p>1.27536</text:p>
          </table:table-cell>
          <table:table-cell office:value-type="float" office:value="1.44448" calcext:value-type="float">
            <text:p>1.44448</text:p>
          </table:table-cell>
          <table:table-cell/>
        </table:table-row>
        <table:table-row table:style-name="ro1">
          <table:table-cell office:value-type="string" calcext:value-type="string">
            <text:p>EpsR</text:p>
          </table:table-cell>
          <table:table-cell office:value-type="float" office:value="3" calcext:value-type="float">
            <text:p>3</text:p>
          </table:table-cell>
          <table:table-cell office:value-type="float" office:value="1.61788" calcext:value-type="float">
            <text:p>1.61788</text:p>
          </table:table-cell>
          <table:table-cell office:value-type="float" office:value="1.97507" calcext:value-type="float">
            <text:p>1.97507</text:p>
          </table:table-cell>
          <table:table-cell office:value-type="float" office:value="1.00626" calcext:value-type="float">
            <text:p>1.00626</text:p>
          </table:table-cell>
          <table:table-cell office:value-type="float" office:value="1.49123" calcext:value-type="float">
            <text:p>1.49123</text:p>
          </table:table-cell>
          <table:table-cell office:value-type="float" office:value="1.66212" calcext:value-type="float">
            <text:p>1.66212</text:p>
          </table:table-cell>
          <table:table-cell office:value-type="float" office:value="1.81911" calcext:value-type="float">
            <text:p>1.81911</text:p>
          </table:table-cell>
          <table:table-cell office:value-type="float" office:value="1.13756" calcext:value-type="float">
            <text:p>1.13756</text:p>
          </table:table-cell>
          <table:table-cell office:value-type="float" office:value="1.53284" calcext:value-type="float">
            <text:p>1.53284</text:p>
          </table:table-cell>
          <table:table-cell office:value-type="float" office:value="1.30181" calcext:value-type="float">
            <text:p>1.3018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.7314</text:p>
          </table:table-cell>
          <table:table-cell office:value-type="float" office:value="1.49365" calcext:value-type="float">
            <text:p>1.49365</text:p>
          </table:table-cell>
          <table:table-cell office:value-type="float" office:value="1.54084" calcext:value-type="float">
            <text:p>1.54084</text:p>
          </table:table-cell>
          <table:table-cell office:value-type="float" office:value="1.92997" calcext:value-type="float">
            <text:p>1.92997</text:p>
          </table:table-cell>
          <table:table-cell office:value-type="float" office:value="1.36238" calcext:value-type="float">
            <text:p>1.36238</text:p>
          </table:table-cell>
          <table:table-cell office:value-type="float" office:value="1.54201" calcext:value-type="float">
            <text:p>1.54201</text:p>
          </table:table-cell>
          <table:table-cell office:value-type="float" office:value="1.87831" calcext:value-type="float">
            <text:p>1.8783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61788" calcext:value-type="float">
            <text:p>1.61788</text:p>
          </table:table-cell>
          <table:table-cell office:value-type="float" office:value="1.55423" calcext:value-type="float">
            <text:p>1.55423</text:p>
          </table:table-cell>
          <table:table-cell office:value-type="float" office:value="1.94599" calcext:value-type="float">
            <text:p>1.94599</text:p>
          </table:table-cell>
          <table:table-cell office:value-type="float" office:value="1.51432" calcext:value-type="float">
            <text:p>1.51432</text:p>
          </table:table-cell>
          <table:table-cell office:value-type="float" office:value="1.70077" calcext:value-type="float">
            <text:p>1.70077</text:p>
          </table:table-cell>
          <table:table-cell office:value-type="float" office:value="1.14071" calcext:value-type="float">
            <text:p>1.14071</text:p>
          </table:table-cell>
          <table:table-cell office:value-type="float" office:value="1.5537" calcext:value-type="float">
            <text:p>1.5537</text:p>
          </table:table-cell>
          <table:table-cell office:value-type="float" office:value="1.54005" calcext:value-type="float">
            <text:p>1.54005</text:p>
          </table:table-cell>
          <table:table-cell office:value-type="float" office:value="1.24306" calcext:value-type="float">
            <text:p>1.24306</text:p>
          </table:table-cell>
        </table:table-row>
        <table:table-row table:style-name="ro1">
          <table:table-cell table:number-columns-repeated="3"/>
          <table:table-cell office:value-type="float" office:value="1.53311" calcext:value-type="float">
            <text:p>1.53311</text:p>
          </table:table-cell>
          <table:table-cell office:value-type="float" office:value="1.58009" calcext:value-type="float">
            <text:p>1.58009</text:p>
          </table:table-cell>
          <table:table-cell office:value-type="float" office:value="1.59338" calcext:value-type="float">
            <text:p>1.59338</text:p>
          </table:table-cell>
          <table:table-cell office:value-type="float" office:value="1.23637" calcext:value-type="float">
            <text:p>1.23637</text:p>
          </table:table-cell>
          <table:table-cell office:value-type="float" office:value="1.67947" calcext:value-type="float">
            <text:p>1.67947</text:p>
          </table:table-cell>
          <table:table-cell office:value-type="float" office:value="1.31215" calcext:value-type="float">
            <text:p>1.31215</text:p>
          </table:table-cell>
          <table:table-cell office:value-type="float" office:value="1.87831" calcext:value-type="float">
            <text:p>1.8783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61788" calcext:value-type="float">
            <text:p>1.61788</text:p>
          </table:table-cell>
          <table:table-cell office:value-type="float" office:value="1.51637" calcext:value-type="float">
            <text:p>1.51637</text:p>
          </table:table-cell>
          <table:table-cell office:value-type="float" office:value="1.34602" calcext:value-type="float">
            <text:p>1.34602</text:p>
          </table:table-cell>
          <table:table-cell office:value-type="float" office:value="1.71162" calcext:value-type="float">
            <text:p>1.71162</text:p>
          </table:table-cell>
          <table:table-cell office:value-type="float" office:value="1.22424" calcext:value-type="float">
            <text:p>1.22424</text:p>
          </table:table-cell>
          <table:table-cell office:value-type="float" office:value="1.61397" calcext:value-type="float">
            <text:p>1.61397</text:p>
          </table:table-cell>
          <table:table-cell office:value-type="float" office:value="1.24292" calcext:value-type="float">
            <text:p>1.24292</text:p>
          </table:table-cell>
          <table:table-cell/>
          <table:table-cell office:value-type="float" office:value="1.01593" calcext:value-type="float">
            <text:p>1.01593</text:p>
          </table:table-cell>
        </table:table-row>
        <table:table-row table:style-name="ro1">
          <table:table-cell table:number-columns-repeated="3"/>
          <table:table-cell office:value-type="float" office:value="1.51429" calcext:value-type="float">
            <text:p>1.51429</text:p>
          </table:table-cell>
          <table:table-cell office:value-type="float" office:value="1.32073" calcext:value-type="float">
            <text:p>1.32073</text:p>
          </table:table-cell>
          <table:table-cell office:value-type="float" office:value="1.27746" calcext:value-type="float">
            <text:p>1.27746</text:p>
          </table:table-cell>
          <table:table-cell office:value-type="float" office:value="1.53915" calcext:value-type="float">
            <text:p>1.53915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1.62721" calcext:value-type="float">
            <text:p>1.627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61788" calcext:value-type="float">
            <text:p>1.61788</text:p>
          </table:table-cell>
          <table:table-cell office:value-type="float" office:value="1.51263" calcext:value-type="float">
            <text:p>1.51263</text:p>
          </table:table-cell>
          <table:table-cell office:value-type="float" office:value="1.30099" calcext:value-type="float">
            <text:p>1.30099</text:p>
          </table:table-cell>
          <table:table-cell office:value-type="float" office:value="1.21858" calcext:value-type="float">
            <text:p>1.21858</text:p>
          </table:table-cell>
          <table:table-cell office:value-type="float" office:value="1.84689" calcext:value-type="float">
            <text:p>1.84689</text:p>
          </table:table-cell>
          <table:table-cell/>
          <table:table-cell office:value-type="float" office:value="1.37165" calcext:value-type="float">
            <text:p>1.37165</text:p>
          </table:table-cell>
          <table:table-cell/>
          <table:table-cell office:value-type="float" office:value="1.31882" calcext:value-type="float">
            <text:p>1.31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3:45:01.12249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1T13:57:01.559782576</meta:creation-date>
    <dc:date>2024-06-04T10:46:52.655265906</dc:date>
    <meta:editing-duration>PT19M37S</meta:editing-duration>
    <meta:editing-cycles>1</meta:editing-cycles>
    <meta:generator>LibreOffice/6.4.7.2$Linux_X86_64 LibreOffice_project/40$Build-2</meta:generator>
    <meta:document-statistic meta:table-count="1" meta:cell-count="108" meta:object-count="0"/>
  </office:meta>
</office:document-meta>
</file>